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36803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3204" calcext:value-type="float">
            <text:p>96.3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803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21144" calcext:value-type="float">
            <text:p>96.0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803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67704" calcext:value-type="float">
            <text:p>95.1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803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85536" calcext:value-type="float">
            <text:p>94.5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803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38776" calcext:value-type="float">
            <text:p>93.8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803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2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98824" calcext:value-type="float">
            <text:p>92.6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803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47592" calcext:value-type="float">
            <text:p>92.7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803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22752" calcext:value-type="float">
            <text:p>92.1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803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1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52192" calcext:value-type="float">
            <text:p>91.4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803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1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9608" calcext:value-type="float">
            <text:p>90.5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803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1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7504" calcext:value-type="float">
            <text:p>89.7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803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1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8632" calcext:value-type="float">
            <text:p>89.6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803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84736" calcext:value-type="float">
            <text:p>88.1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803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1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224" calcext:value-type="float">
            <text:p>86.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